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900000082E63AD3C5.png"/>
  <manifest:file-entry manifest:media-type="image/png" manifest:full-path="Pictures/10000201000001D7000001489AD539E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pr1" style:family="presentation" style:parent-style-name="Title1-subtitle">
      <style:graphic-properties draw:fill-color="#ffffff" fo:min-height="12.179cm"/>
    </style:style>
    <style:style style:name="pr2" style:family="presentation" style:parent-style-name="Title1-notes">
      <style:graphic-properties draw:stroke="none" draw:fill="none" draw:fill-color="#ffffff" fo:min-height="12.411cm"/>
    </style:style>
    <style:style style:name="pr3" style:family="presentation" style:parent-style-name="Default-notes">
      <style:graphic-properties draw:stroke="none" draw:fill="none" draw:fill-color="#ffffff" fo:min-height="12.41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indent="0cm"/>
      <style:text-properties fo:font-family="'DejaVu Sans'" style:font-family-generic="swiss" style:font-pitch="variable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004494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4494"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12.228cm" svg:height="1.195cm" svg:x="6.05cm" svg:y="4.48cm">
          <text:list text:style-name="L1">
            <text:list-header>
              <text:p text:style-name="P1"><text:span text:style-name="T1">Joint Research Cent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1.8cm" svg:height="9.4cm" svg:x="12.8cm" svg:y="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4.639cm" svg:height="12.179cm" svg:x="0.301cm" svg:y="4.915cm">
          <draw:text-box>
            <text:p text:style-name="P4"><text:span text:style-name="T2">EWG 12 04</text:span></text:p>
            <text:p text:style-name="P4"><text:span text:style-name="T2">International Dimensions of CFP</text:span></text:p>
            <text:p text:style-name="P4"><text:span text:style-name="T2">(Varese, 04-08 June, 2012)</text:span></text:p>
            <text:p text:style-name="P4"/>
            <text:p text:style-name="P4"><text:span text:style-name="T2">Ernesto Jardim (JRC)</text:span></text:p>
            <text:p text:style-name="P4"><text:span text:style-name="T3">&lt;ernesto.jardim@jrc.ec.europa.eu&gt;</text:span></text:p>
          </draw:text-box>
        </draw:frame>
        <presentation:notes draw:style-name="dp2">
          <draw:page-thumbnail draw:layer="layout" svg:width="13.789cm" svg:height="10.341cm" svg:x="2.549cm" svg:y="2.068cm" draw:page-number="1" presentation:class="page"/>
          <draw:frame presentation:style-name="pr2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21.864cm" svg:height="1.195cm" svg:x="1.768cm" svg:y="4.4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864cm" svg:height="4.246cm" svg:x="1.768cm" svg:y="6.712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27cm" svg:height="0.424cm" svg:x="1.768cm" svg:y="17.851cm">
          <text:list text:style-name="L1">
            <text:list-header>
              <text:p text:style-name="P1"><text:span text:style-name="T4">June 4,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27cm" svg:height="0.424cm" svg:x="17.705cm" svg:y="17.851cm">
          <text:list text:style-name="L1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89cm" svg:height="10.341cm" svg:x="2.549cm" svg:y="2.068cm" draw:page-number="2" presentation:class="page"/>
          <draw:frame presentation:style-name="pr3" draw:layer="layout" svg:width="15.108cm" svg:height="12.411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d624" style:text-outline="false" style:text-line-through-style="none" style:text-position="0% 100%" fo:font-family="Verdana" style:font-family-generic="swiss" style:font-pitch="variable" fo:font-size="76pt" fo:font-style="normal" fo:text-shadow="none" style:text-underline-style="none" fo:font-weight="bold" style:font-family-asian="'MS PGothic'" style:font-family-generic-asian="swiss" style:font-pitch-asian="variable" style:font-size-asian="76pt" style:font-style-asian="normal" style:font-weight-asian="bold" style:font-family-complex="'MS PGothic'" style:font-family-generic-complex="swiss" style:font-pitch-complex="variable" style:font-size-complex="76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d624" style:text-line-through-style="none" style:text-position="0% 100%" fo:font-family="Verdana" style:font-family-generic="swiss" style:font-pitch="variable" fo:font-size="76pt" fo:font-style="normal" fo:text-shadow="none" style:text-underline-style="none" fo:font-weight="bold" style:font-family-asian="'MS PGothic'" style:font-family-generic-asian="swiss" style:font-pitch-asian="variable" style:font-size-asian="76pt" style:font-style-asian="normal" style:font-weight-asian="bold" style:font-family-complex="'MS PGothic'" style:font-family-generic-complex="swiss" style:font-pitch-complex="variable" style:font-size-complex="76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0.842cm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0.842cm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026cm" svg:stroke-color="#37acde" draw:stroke-linejoin="miter" draw:fill="solid" draw:fill-color="#37acd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219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2.87cm" fo:min-width="0cm" fo:wrap-option="wrap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425cm" fo:min-width="0cm" fo:wrap-option="wrap"/>
    </style:style>
    <style:style style:name="Mpr4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425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line-height="0.842cm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Arial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3" style:family="text">
      <style:text-properties fo:color="#004494" fo:font-size="18pt" fo:language="en" fo:country="US" fo:font-weight="bold" style:font-family-asian="'MS PGothic'" style:font-family-generic-asian="swiss" style:font-pitch-asian="variable" style:font-size-asian="18pt" style:font-weight-asian="bold" style:font-family-complex="'MS PGothic'" style:font-family-generic-complex="swiss" style:font-pitch-complex="variable" style:font-size-complex="18pt" style:font-weight-complex="bold"/>
    </style:style>
    <style:style style:name="MT4" style:family="text">
      <style:text-properties fo:color="#004494" fo:font-size="18pt" fo:language="en" fo:country="US" fo:font-style="italic" style:font-family-asian="'MS PGothic'" style:font-family-generic-asian="swiss" style:font-pitch-asian="variable" style:font-size-asian="18pt" style:font-style-asian="italic" style:font-family-complex="'MS PGothic'" style:font-family-generic-complex="swiss" style:font-pitch-complex="variable" style:font-size-complex="18pt" style:font-style-complex="italic"/>
    </style:style>
    <style:style style:name="MT5" style:family="text">
      <style:text-properties fo:color="#004494" fo:font-family="'Times New Roman'" style:font-family-generic="roman" style:font-pitch="variable" fo:font-size="10pt" fo:language="en" fo:country="US" style:font-family-asian="'DejaVu Sans'" style:font-pitch-asian="variable" style:font-size-asian="10pt" style:font-family-complex="'DejaVu Sans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59cm" svg:height="1.192cm" svg:x="1.767cm" svg:y="4.479cm" presentation:class="title" presentation:placeholder="true">
        <draw:text-box/>
      </draw:frame>
      <draw:frame presentation:style-name="Default-outline1" draw:layer="backgroundobjects" svg:width="21.859cm" svg:height="5.918cm" svg:x="1.767cm" svg:y="6.711cm" presentation:class="outline" presentation:placeholder="true">
        <draw:text-box/>
      </draw:frame>
      <draw:frame presentation:style-name="Mpr1" draw:layer="backgroundobjects" svg:width="5.922cm" svg:height="3.218cm" svg:x="17.705cm" svg:y="17.851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5.4cm" svg:height="2.65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draw:style-name="Mgr4" draw:text-style-name="MP4" draw:layer="backgroundobjects" svg:width="3.987cm" svg:height="2.778cm" svg:x="11.033cm" svg:y="0.719cm">
        <draw:image xlink:href="Pictures/10000201000001D7000001489AD539EC.png" xlink:type="simple" xlink:show="embed" xlink:actuate="onLoad">
          <text:p/>
        </draw:image>
      </draw:frame>
      <draw:frame presentation:style-name="Mpr2" draw:layer="backgroundobjects" svg:width="5.923cm" svg:height="12.869cm" svg:x="1.767cm" svg:y="17.851cm" presentation:class="date-time">
        <draw:text-box>
          <text:list text:style-name="ML1">
            <text:list-header>
              <text:p><text:span text:style-name="MT1">June 4, 2012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8.88cm" svg:height="27.57cm" svg:x="0cm" svg:y="0cm">
          <text:p/>
        </draw:rect>
        <draw:custom-shape draw:style-name="Mgr6" draw:text-style-name="MP3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184cm" svg:height="1.38cm" svg:x="10.69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785cm" svg:height="10.338cm" svg:x="2.548cm" svg:y="2.067cm" presentation:class="page"/>
        <draw:frame presentation:style-name="Default-notes" draw:layer="backgroundobjects" svg:width="15.104cm" svg:height="12.405cm" svg:x="1.887cm" svg:y="13.097cm" presentation:class="notes" presentation:placeholder="true">
          <draw:text-box/>
        </draw:frame>
        <draw:custom-shape draw:style-name="Mgr7" draw:text-style-name="MP3" draw:layer="backgroundobjects" svg:width="8.184cm" svg:height="1.38cm" svg:x="0cm" svg:y="26.185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18cm" svg:height="1.377cm" svg:x="10.694cm" svg:y="26.18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4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custom-shape draw:style-name="Mgr3" draw:text-style-name="MP3" draw:layer="backgroundobjects" svg:width="25.4cm" svg:height="2.65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987cm" svg:height="2.778cm" svg:x="11.033cm" svg:y="0.719cm">
        <draw:image xlink:href="Pictures/10000201000001D7000001489AD539EC.png" xlink:type="simple" xlink:show="embed" xlink:actuate="onLoad">
          <text:p/>
        </draw:image>
      </draw:frame>
      <draw:custom-shape draw:style-name="Mgr9" draw:text-style-name="MP3" draw:layer="backgroundobjects" svg:width="7.911cm" svg:height="0.763cm" svg:x="15.271cm" svg:y="9.247cm">
        <text:list text:style-name="ML3">
          <text:list-header>
            <text:p text:style-name="MP8"><text:span text:style-name="MT3">www.jrc.ec.europa.eu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3" draw:layer="backgroundobjects" svg:width="8.78cm" svg:height="2.527cm" svg:x="15.218cm" svg:y="14.054cm">
        <text:list text:style-name="ML3">
          <text:list-header>
            <text:p text:style-name="MP9"><text:span text:style-name="MT4">Serving society</text:span></text:p>
            <text:p text:style-name="MP9"><text:span text:style-name="MT4">Stimulating innovation</text:span></text:p>
            <text:p text:style-name="MP9"><text:span text:style-name="MT4">Supporting legislat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1.859cm" svg:height="1.192cm" svg:x="1.767cm" svg:y="4.479cm" presentation:class="title" presentation:placeholder="true">
        <draw:text-box/>
      </draw:frame>
      <draw:frame presentation:style-name="Title1-outline1" draw:layer="backgroundobjects" svg:width="21.859cm" svg:height="5.918cm" svg:x="1.767cm" svg:y="6.711cm" presentation:class="outline" presentation:placeholder="true">
        <draw:text-box/>
      </draw:frame>
      <draw:frame presentation:style-name="Mpr3" draw:text-style-name="MP7" draw:layer="backgroundobjects" svg:width="5.922cm" svg:height="0.424cm" svg:x="17.705cm" svg:y="17.85cm" presentation:class="page-number">
        <draw:text-box>
          <text:list text:style-name="ML4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frame presentation:style-name="Mpr4" draw:text-style-name="MP11" draw:layer="backgroundobjects" svg:width="5.923cm" svg:height="0.424cm" svg:x="1.767cm" svg:y="17.85cm" presentation:class="date-time">
        <draw:text-box>
          <text:list text:style-name="ML4">
            <text:list-header>
              <text:p text:style-name="MP10"><text:span text:style-name="MT5">June 4, 2012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8.88cm" svg:height="27.57cm" svg:x="0cm" svg:y="0cm">
          <text:p/>
        </draw:rect>
        <draw:custom-shape draw:style-name="Mgr6" draw:text-style-name="MP3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184cm" svg:height="1.38cm" svg:x="10.69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785cm" svg:height="10.338cm" svg:x="2.548cm" svg:y="2.067cm" presentation:class="page"/>
        <draw:frame presentation:style-name="Title1-notes" draw:layer="backgroundobjects" svg:width="15.104cm" svg:height="12.405cm" svg:x="1.887cm" svg:y="13.097cm" presentation:class="notes" presentation:placeholder="true">
          <draw:text-box/>
        </draw:frame>
        <draw:custom-shape draw:style-name="Mgr7" draw:text-style-name="MP3" draw:layer="backgroundobjects" svg:width="8.184cm" svg:height="1.38cm" svg:x="0cm" svg:y="26.185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7" draw:layer="backgroundobjects" svg:width="8.18cm" svg:height="1.377cm" svg:x="10.694cm" svg:y="26.18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oint Research Centre</dc:title>
    <meta:initial-creator>Grainne Mulhern</meta:initial-creator>
    <meta:creation-date>2012-03-21T17:19:35</meta:creation-date>
    <dc:creator>gamitjo </dc:creator>
    <dc:date>2012-06-04T11:04:48</dc:date>
    <meta:editing-cycles>1</meta:editing-cycles>
    <meta:editing-duration>PT10S</meta:editing-duration>
    <meta:generator>LibreOffice/3.5$Linux_X86_64 LibreOffice_project/350m1$Build-2</meta:generator>
    <meta:document-statistic meta:object-count="53"/>
  </office:meta>
</office:document-meta>
</file>